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xp #</text:p>
          </table:table-cell>
          <table:table-cell table:style-name="ce1" office:value-type="string" calcext:value-type="string">
            <text:p>neg words</text:p>
          </table:table-cell>
          <table:table-cell table:style-name="ce1" office:value-type="string" calcext:value-type="string">
            <text:p>pos words</text:p>
          </table:table-cell>
          <table:table-cell table:style-name="ce1" office:value-type="string" calcext:value-type="string">
            <text:p>plot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kruptcy</text:p>
            <text:p>debtor</text:p>
            <text:p>deficit</text:p>
            <text:p>inflation</text:p>
            <text:p>liquidation</text:p>
            <text:p>poverty</text:p>
            <text:p>recession</text:p>
            <text:p>crisis</text:p>
            <text:p/>
          </table:table-cell>
          <table:table-cell/>
          <table:table-cell table:style-name="ce1" office:value-type="string" calcext:value-type="string">
            <text:p>plot 2 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1" office:value-type="string" calcext:value-type="string">
            <text:p>plot 3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plot 4 or 3?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roke</text:p>
            <text:p>cost</text:p>
            <text:p>crisis</text:p>
            <text:p>poor</text:p>
            <text:p>poverty</text:p>
            <text:p>bankrupt</text:p>
            <text:p>bankruptcy</text:p>
            <text:p>costliness</text:p>
            <text:p>costly</text:p>
            <text:p>default</text:p>
            <text:p>depression</text:p>
            <text:p>jobless</text:p>
            <text:p>liquidate</text:p>
            <text:p>recession</text:p>
            <text:p>uneconomical</text:p>
            <text:p>unemployed</text:p>
            <text:p>unprofitable</text:p>
            <text:p/>
          </table:table-cell>
          <table:table-cell/>
          <table:table-cell table:style-name="ce1" office:value-type="string" calcext:value-type="string">
            <text:p>plot 7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abundance</text:p>
            <text:p>accrue</text:p>
            <text:p>advantage</text:p>
            <text:p>affluence</text:p>
            <text:p>affluent</text:p>
            <text:p>afloat</text:p>
            <text:p>allowance</text:p>
            <text:p>aristocracy</text:p>
            <text:p>aristocrat</text:p>
            <text:p>aristocratic</text:p>
            <text:p>associate</text:p>
            <text:p>backer</text:p>
            <text:p>bargain</text:p>
            <text:p>benefactor</text:p>
            <text:p>beneficiary</text:p>
            <text:p>benefit</text:p>
            <text:p>benevolence</text:p>
            <text:p>benevolent</text:p>
            <text:p>bequeath</text:p>
            <text:p>betroth</text:p>
            <text:p>betrothal</text:p>
            <text:p>bonus</text:p>
            <text:p>boom</text:p>
            <text:p>breadwinner</text:p>
            <text:p>buy</text:p>
            <text:p>capitalize</text:p>
            <text:p>charitable</text:p>
            <text:p>charity</text:p>
            <text:p>community</text:p>
            <text:p>compensate</text:p>
            <text:p>compensation</text:p>
            <text:p>contribute</text:p>
            <text:p>contribution</text:p>
            <text:p>cooperative</text:p>
            <text:p>donate</text:p>
            <text:p>donation</text:p>
            <text:p>economize</text:p>
            <text:p>endow</text:p>
            <text:p>entrepreneurial</text:p>
            <text:p>equity</text:p>
            <text:p>fellowship</text:p>
            <text:p>frugal</text:p>
            <text:p>gain</text:p>
            <text:p>generosity</text:p>
            <text:p>gift</text:p>
            <text:p>gold</text:p>
            <text:p>guide</text:p>
            <text:p>inexpensive</text:p>
            <text:p>inherit</text:p>
            <text:p>invaluable</text:p>
            <text:p>legal</text:p>
            <text:p>lucrative</text:p>
            <text:p>luxury</text:p>
            <text:p>meritorious</text:p>
            <text:p>nobility</text:p>
            <text:p>nobleman</text:p>
            <text:p>partner</text:p>
            <text:p>partnership</text:p>
            <text:p>patron</text:p>
            <text:p>patronage</text:p>
            <text:p>precious</text:p>
            <text:p>priceless</text:p>
            <text:p>privileged</text:p>
            <text:p>productive</text:p>
            <text:p>productivity</text:p>
            <text:p>profit</text:p>
            <text:p>profitable</text:p>
            <text:p>prosper</text:p>
            <text:p>prosperity</text:p>
            <text:p/>
          </table:table-cell>
          <table:table-cell table:style-name="ce1" office:value-type="string" calcext:value-type="string">
            <text:p>plot 8</text:p>
          </table:table-cell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" meta:object-count="0"/>
    <meta:generator>LibreOfficeDev/6.0.5.2$Linux_X86_64 LibreOffice_project/</meta:generator>
  </office:meta>
</office:document-meta>
</file>